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000000076AF1AFE5C6EF4D86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71cm" svg:height="2.937cm" svg:x="7.209cm" svg:y="12.501cm">
          <draw:image xlink:href="Pictures/100000000000012000000076AF1AFE5C6EF4D861.jpg" xlink:type="simple" xlink:show="embed" xlink:actuate="onLoad" loext:mime-type="image/jpeg">
            <text:p/>
          </draw:image>
        </draw:frame>
        <draw:line draw:style-name="gr2" draw:text-style-name="P2" draw:layer="Layer4" svg:x1="8.113cm" svg:y1="13.733cm" svg:x2="13.828cm" svg:y2="13.733cm">
          <text:p/>
        </draw:line>
        <draw:line draw:style-name="gr2" draw:text-style-name="P2" draw:layer="Layer4" svg:x1="8.113cm" svg:y1="14.349cm" svg:x2="13.828cm" svg:y2="14.349cm">
          <text:p/>
        </draw:line>
        <draw:line draw:style-name="gr2" draw:text-style-name="P2" draw:layer="Layer4" svg:x1="8.54cm" svg:y1="12.684cm" svg:x2="8.54cm" svg:y2="14.716cm">
          <text:p/>
        </draw:line>
        <draw:line draw:style-name="gr2" draw:text-style-name="P2" draw:layer="Layer4" svg:x1="9.316cm" svg:y1="12.684cm" svg:x2="9.316cm" svg:y2="14.716cm">
          <text:p/>
        </draw:line>
        <draw:line draw:style-name="gr2" draw:text-style-name="P2" draw:layer="Layer4" svg:x1="10.116cm" svg:y1="12.684cm" svg:x2="10.116cm" svg:y2="14.716cm">
          <text:p/>
        </draw:line>
        <draw:line draw:style-name="gr2" draw:text-style-name="P2" draw:layer="Layer4" svg:x1="10.908cm" svg:y1="12.684cm" svg:x2="10.908cm" svg:y2="14.716cm">
          <text:p/>
        </draw:line>
        <draw:line draw:style-name="gr2" draw:text-style-name="P2" draw:layer="Layer4" svg:x1="11.732cm" svg:y1="12.684cm" svg:x2="11.732cm" svg:y2="14.716cm">
          <text:p/>
        </draw:line>
        <draw:line draw:style-name="gr2" draw:text-style-name="P2" draw:layer="Layer4" svg:x1="12.556cm" svg:y1="12.684cm" svg:x2="12.556cm" svg:y2="14.716cm">
          <text:p/>
        </draw:line>
        <draw:line draw:style-name="gr2" draw:text-style-name="P2" draw:layer="Layer4" svg:x1="13.356cm" svg:y1="12.684cm" svg:x2="13.356cm" svg:y2="14.716cm">
          <text:p/>
        </draw:line>
        <draw:custom-shape draw:style-name="gr3" draw:text-style-name="P3" draw:layer="Layer4" svg:width="0.053cm" svg:height="0.053cm" svg:x="12.924cm" svg:y="13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8.908cm" svg:y="13.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9.29cm" svg:y="13.6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9.687cm" svg:y="13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0.09cm" svg:y="13.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0.48cm" svg:y="13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0.882cm" svg:y="1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1.264cm" svg:y="13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1.703cm" svg:y="13.3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2.14cm" svg:y="13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2.526cm" svg:y="13.4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3.33cm" svg:y="13.5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3.716cm" svg:y="13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8.514cm" svg:y="13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er4" svg:x1="8.74cm" svg:y1="12.684cm" svg:x2="8.74cm" svg:y2="14.716cm">
          <text:p/>
        </draw:line>
        <draw:custom-shape draw:style-name="gr3" draw:text-style-name="P3" draw:layer="Layer4" svg:width="0.053cm" svg:height="0.053cm" svg:x="8.716cm" svg:y="13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er4" svg:x1="9.124cm" svg:y1="12.684cm" svg:x2="9.124cm" svg:y2="14.716cm">
          <text:p/>
        </draw:line>
        <draw:line draw:style-name="gr2" draw:text-style-name="P2" draw:layer="Layer4" svg:x1="9.52cm" svg:y1="12.684cm" svg:x2="9.52cm" svg:y2="14.716cm">
          <text:p/>
        </draw:line>
        <draw:line draw:style-name="gr2" draw:text-style-name="P2" draw:layer="Layer4" svg:x1="9.92cm" svg:y1="12.684cm" svg:x2="9.92cm" svg:y2="14.716cm">
          <text:p/>
        </draw:line>
        <draw:line draw:style-name="gr2" draw:text-style-name="P2" draw:layer="Layer4" svg:x1="10.304cm" svg:y1="12.684cm" svg:x2="10.304cm" svg:y2="14.716cm">
          <text:p/>
        </draw:line>
        <draw:line draw:style-name="gr2" draw:text-style-name="P2" draw:layer="Layer4" svg:x1="10.708cm" svg:y1="12.684cm" svg:x2="10.708cm" svg:y2="14.716cm">
          <text:p/>
        </draw:line>
        <draw:line draw:style-name="gr2" draw:text-style-name="P2" draw:layer="Layer4" svg:x1="11.1cm" svg:y1="12.684cm" svg:x2="11.1cm" svg:y2="14.716cm">
          <text:p/>
        </draw:line>
        <draw:line draw:style-name="gr2" draw:text-style-name="P2" draw:layer="Layer4" svg:x1="11.516cm" svg:y1="12.684cm" svg:x2="11.516cm" svg:y2="14.716cm">
          <text:p/>
        </draw:line>
        <draw:line draw:style-name="gr2" draw:text-style-name="P2" draw:layer="Layer4" svg:x1="11.94cm" svg:y1="12.684cm" svg:x2="11.94cm" svg:y2="14.716cm">
          <text:p/>
        </draw:line>
        <draw:line draw:style-name="gr2" draw:text-style-name="P2" draw:layer="Layer4" svg:x1="12.364cm" svg:y1="12.684cm" svg:x2="12.364cm" svg:y2="14.716cm">
          <text:p/>
        </draw:line>
        <draw:line draw:style-name="gr2" draw:text-style-name="P2" draw:layer="Layer4" svg:x1="12.752cm" svg:y1="12.684cm" svg:x2="12.752cm" svg:y2="14.716cm">
          <text:p/>
        </draw:line>
        <draw:line draw:style-name="gr2" draw:text-style-name="P2" draw:layer="Layer4" svg:x1="13.156cm" svg:y1="12.684cm" svg:x2="13.156cm" svg:y2="14.716cm">
          <text:p/>
        </draw:line>
        <draw:line draw:style-name="gr2" draw:text-style-name="P2" draw:layer="Layer4" svg:x1="13.556cm" svg:y1="12.684cm" svg:x2="13.556cm" svg:y2="14.716cm">
          <text:p/>
        </draw:line>
        <draw:custom-shape draw:style-name="gr3" draw:text-style-name="P3" draw:layer="Layer4" svg:width="0.053cm" svg:height="0.053cm" svg:x="9.098cm" svg:y="13.6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9.491cm" svg:y="13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9.893cm" svg:y="13.5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0.276cm" svg:y="13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0.671cm" svg:y="13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1.071cm" svg:y="1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1.486cm" svg:y="13.3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1.911cm" svg:y="13.3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2.333cm" svg:y="13.3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2.727cm" svg:y="13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3.129cm" svg:y="13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4" svg:width="0.053cm" svg:height="0.053cm" svg:x="13.527cm" svg:y="13.5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er4" svg:x1="8.114cm" svg:y1="14.517cm" svg:x2="13.829cm" svg:y2="14.517cm">
          <text:p/>
        </draw:line>
        <draw:line draw:style-name="gr2" draw:text-style-name="P2" draw:layer="Layer4" svg:x1="8.114cm" svg:y1="14.197cm" svg:x2="13.829cm" svg:y2="14.197cm">
          <text:p/>
        </draw:line>
        <draw:line draw:style-name="gr4" draw:text-style-name="P2" draw:layer="Layer4" svg:x1="8.114cm" svg:y1="14.045cm" svg:x2="13.829cm" svg:y2="14.045cm">
          <text:p/>
        </draw:line>
        <draw:line draw:style-name="gr2" draw:text-style-name="P2" draw:layer="Layer4" svg:x1="8.114cm" svg:y1="13.889cm" svg:x2="13.829cm" svg:y2="13.889cm">
          <text:p/>
        </draw:line>
        <draw:line draw:style-name="gr2" draw:text-style-name="P2" draw:layer="Layer4" svg:x1="8.114cm" svg:y1="13.569cm" svg:x2="13.829cm" svg:y2="13.569cm">
          <text:p/>
        </draw:line>
        <draw:line draw:style-name="gr4" draw:text-style-name="P2" draw:layer="Layer4" svg:x1="8.114cm" svg:y1="13.397cm" svg:x2="13.829cm" svg:y2="13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3T18:51:11.154061761</dc:date>
    <meta:editing-duration>PT32M28S</meta:editing-duration>
    <meta:editing-cycles>6</meta:editing-cycles>
    <meta:generator>LibreOffice/6.1.5.2$Linux_X86_64 LibreOffice_project/10$Build-2</meta:generator>
    <meta:document-statistic meta:object-count="56"/>
  </office:meta>
</office:document-meta>
</file>